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tos" svg:font-family="Aptos, Aptos_EmbeddedFont, Aptos_MSFontService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2116" officeooo:paragraph-rsid="001b211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b2116" officeooo:paragraph-rsid="001b211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1b2116" officeooo:paragraph-rsid="001b211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1b2116" officeooo:paragraph-rsid="001b4db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1b4db8" officeooo:paragraph-rsid="001b4db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b4db8"/>
    </style:style>
    <style:style style:name="T1" style:family="text">
      <style:text-properties officeooo:rsid="001b2116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none" fo:font-weight="normal" officeooo:rsid="001b2116" style:font-weight-asian="normal" style:font-weight-complex="normal"/>
    </style:style>
    <style:style style:name="T4" style:family="text">
      <style:text-properties style:text-position="super 58%" officeooo:rsid="001b2116"/>
    </style:style>
    <style:style style:name="T5" style:family="text">
      <style:text-properties style:text-position="0% 100%"/>
    </style:style>
    <style:style style:name="T6" style:family="text">
      <style:text-properties style:text-position="0% 100%" style:text-underline-style="none" fo:font-weight="normal" officeooo:rsid="001b2116" style:font-weight-asian="normal" style:font-weight-complex="normal"/>
    </style:style>
    <style:style style:name="T7" style:family="text">
      <style:text-properties style:text-position="0% 100%" style:text-underline-style="none" fo:font-weight="normal" officeooo:rsid="001b4db8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font-style="normal"/>
    </style:style>
    <style:style style:name="T10" style:family="text">
      <style:text-properties officeooo:rsid="001b4d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dratische Gleichungen Lösen</text:p>
      <text:p text:style-name="P1"/>
      <text:p text:style-name="P2">A) Löse die folgende Gleichungen:</text:p>
      <text:p text:style-name="P2"/>
      <text:p text:style-name="P2">1) x<text:span text:style-name="T2">2</text:span><text:span text:style-name="T5"> – 9 = 0</text:span></text:p>
      <text:p text:style-name="P2"><text:span text:style-name="T5">2) x</text:span><text:span text:style-name="T2">2 </text:span><text:span text:style-name="T5">+ 1.36 = 2</text:span></text:p>
      <text:p text:style-name="P3">3) x<text:span text:style-name="T2">2</text:span> – 5.8 = -5.7</text:p>
      <text:p text:style-name="P3">4) 18x<text:span text:style-name="T2">2</text:span> <text:s/>= <text:s/>648</text:p>
      <text:p text:style-name="P3">5) -4x<text:span text:style-name="T2">2 </text:span>+ 5 = -21</text:p>
      <text:p text:style-name="P3"/>
      <text:p text:style-name="P5">B) Gehe mit einem Tablet auf die Seite geogebra.org. Gib die quadratische Funktionen von Aufgabe A) ein um deine Lösungen zu kontrollieren.</text:p>
      <text:p text:style-name="P3"/>
      <text:p text:style-name="P6"><text:span text:style-name="T7">C) <text:tab/>1) Zeichne die Funktion <text:s/>f(x) = <text:s/></text:span><text:span text:style-name="T6">x</text:span><text:span text:style-name="T3">2</text:span><text:span text:style-name="T6"> – </text:span><text:span text:style-name="T7">25 in Geogebra.</text:span></text:p>
      <text:p text:style-name="P6"><text:span text:style-name="T7"><text:tab/>2) Notiere die Punkte wo die Funktion <text:s/>f(x) = <text:s/></text:span><text:span text:style-name="T6">x</text:span><text:span text:style-name="T3">2</text:span><text:span text:style-name="T6"> – </text:span><text:span text:style-name="T7">25 die x-Achse schneidet. Hinweis: die x-Achse ist wo x=0</text:span></text:p>
      <text:p text:style-name="P5"><text:tab/></text:p>
      <text:p text:style-name="P3"/>
      <text:p text:style-name="P3"/>
      <text:p text:style-name="P6"><text:span text:style-name="T7">D</text:span><text:span text:style-name="T6">) <text:s/></text:span><text:span text:style-name="T7">1) Zeichne die Funktion f(x) = <text:s/></text:span><text:span text:style-name="T6">x</text:span><text:span text:style-name="T3">2 </text:span><text:span text:style-name="T6">+2 </text:span><text:span text:style-name="T7">in Geogebra.</text:span></text:p>
      <text:p text:style-name="P4"><text:s text:c="6"/><text:span text:style-name="T10">2) Benutze deine Zeichnung zu erklären warum die </text:span>Gleichung x<text:span text:style-name="T2">2 </text:span>+2 = 0 <text:span text:style-name="T8">keine</text:span> Lösungen hat.</text:p>
      <text:p text:style-name="P4"><text:s/><text:span text:style-name="T9">Du darfst mit einem Partner zusammenarbeiten. <text:s/></text:span></text:p>
      <text:p text:style-name="P4"><text:s text:c="6"/></text:p>
      <text:p text:style-name="P4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tos" svg:font-family="Aptos, Aptos_EmbeddedFont, Aptos_MSFontService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7T22:06:44.322673976</meta:creation-date>
    <dc:date>2024-10-07T22:32:06.325777230</dc:date>
    <meta:editing-duration>PT14M31S</meta:editing-duration>
    <meta:editing-cycles>1</meta:editing-cycles>
    <meta:document-statistic meta:table-count="0" meta:image-count="0" meta:object-count="0" meta:page-count="1" meta:paragraph-count="15" meta:word-count="120" meta:character-count="651" meta:non-whitespace-character-count="514"/>
    <meta:generator>LibreOffice/6.4.7.2$Linux_X86_64 LibreOffice_project/40$Build-2</meta:generator>
  </office:meta>
</office:document-meta>
</file>